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time</text:p>
      <text:p text:style-name="Standard">import RPi.GPIO as GPIO <text:s text:c="6"/>## Import GPIO library</text:p>
      <text:p text:style-name="Standard">GPIO.setmode(GPIO.BOARD) <text:s text:c="5"/>## Use board pin numbering</text:p>
      <text:p text:style-name="Standard">GPIO.setup(8, GPIO.OUT)</text:p>
      <text:p text:style-name="Standard">GPIO.setup(12, GPIO.IN, pull_up_down=GPIO.PUD_UP)## Setup GPIO Pin 11 to OUT</text:p>
      <text:p text:style-name="Standard">while True:</text:p>
      <text:p text:style-name="Standard"><text:s text:c="4"/>input_state = GPIO.input(12)</text:p>
      <text:p text:style-name="Standard"><text:s text:c="4"/>if input_state == False: <text:s text:c="6"/></text:p>
      <text:p text:style-name="Standard"><text:tab/> <text:s text:c="3"/>GPIO.output(8,True) <text:s/>## Turn on Led</text:p>
      <text:p text:style-name="Standard"><text:tab/> <text:s text:c="3"/>time.sleep(1) <text:s text:c="8"/>## Wait for one second</text:p>
      <text:p text:style-name="Standard"><text:tab/> <text:s text:c="3"/>GPIO.output(8,False) ## Turn off Led</text:p>
      <text:p text:style-name="Standard"><text:tab/> <text:s text:c="3"/>time.sleep(1)</text:p>
      <text:p text:style-name="Standard">else:</text:p>
      <text:p text:style-name="Standard"><text:s text:c="8"/>GPIO.output(8,Tr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14:40:01.262984888</meta:creation-date>
    <dc:date>2021-04-13T14:46:18.725403083</dc:date>
    <meta:editing-duration>PT6M22S</meta:editing-duration>
    <meta:editing-cycles>1</meta:editing-cycles>
    <meta:document-statistic meta:table-count="0" meta:image-count="0" meta:object-count="0" meta:page-count="1" meta:paragraph-count="14" meta:word-count="55" meta:character-count="476" meta:non-whitespace-character-count="372"/>
    <meta:generator>LibreOffice/6.1.5.2$Linux_ARM_EABI LibreOffice_project/10$Build-2</meta:generator>
  </office:meta>
</office:document-meta>
</file>